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T1" style:parent-style-name="Standard" style:family="text"/>
    <style:style style:name="P2" style:family="paragraph">
      <style:text-properties fo:color="#000000"/>
    </style:style>
    <style:style style:name="T2" style:family="text"/>
    <text:list-style style:name="L11" style:display-name="L1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  <text:list-style style:name="L21" style:display-name="L2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1"><delta:remove-leaving-content-start delta:removal-change-idref="D" delta:end-element-idref="end3"><text:p text:style-name="P1"/></delta:remove-leaving-content-start>Some [<delta:removed-content delta:removal-change-idref="D"><text:span text:style-name="T1">list item</text:span></delta:removed-content><delta:remove-leaving-content-end delta:end-element-id="end3"/><delta:remove-leaving-content-end delta:end-element-id="end2"/><delta:remove-leaving-content-end delta:end-element-id="end1"/><delta:remove-leaving-content-start delta:removal-change-idref="D" delta:end-element-idref="end4"><text:list text:style-name="L21"/></delta:remove-leaving-content-start><delta:remove-leaving-content-start delta:removal-change-idref="D" delta:end-element-idref="end5"><text:list-item/></delta:remove-leaving-content-start><delta:remove-leaving-content-start delta:removal-change-idref="D" delta:end-element-idref="end6"><text:p text:style-name="P2"/></delta:remove-leaving-content-start><delta:removed-content delta:removal-change-idref="D"><text:span text:style-name="T2">Another</text:span></delta:removed-content>] paragraph in a list<delta:remove-leaving-content-end delta:end-element-id="end6"/></text:p>
          <delta:remove-leaving-content-end delta:end-element-id="end5"/>
        </text:list-item>
        <delta:remove-leaving-content-end delta:end-element-id="end4"/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4:51:48</dc:date>
    <meta:creation-date>2010-07-16T11:27:39</meta:creation-date>
    <dc:creator>Tristan Mitchell</dc:creator>
  </office:meta>
</office:document-meta>
</file>